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23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odukt Backlog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style-name="ce2" office:value-type="string" calcext:value-type="string">
            <text:p>Priorität</text:p>
          </table:table-cell>
          <table:table-cell table:style-name="ce2" office:value-type="string" calcext:value-type="string">
            <text:p>Task Nam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US Points</text:p>
          </table:table-cell>
        </table:table-row>
        <table:table-row table:style-name="ro2">
          <table:table-cell/>
          <table:table-cell table:style-name="ce3" office:value-type="string" calcext:value-type="string">
            <text:p>Sprint 1 27.03-12.04</text:p>
          </table:table-cell>
          <table:table-cell/>
          <table:table-cell office:value-type="string" calcext:value-type="string">
            <text:p>An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forderungsanaly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n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totyp Entwürf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tenhef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Sprint 2 12.04-19.04</text:p>
          </table:table-cell>
          <table:table-cell/>
          <table:table-cell office:value-type="string" calcext:value-type="string">
            <text:p>in Bearbeitu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lichtenhef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in Bearbeitu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d Prototyp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Systemstar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Anfordern leerer Schlitt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Neupositionierung eines Schlitten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Freigabe Schlitten/Palet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Sprint 3 19.04-26.04</text:p>
          </table:table-cell>
          <table:table-cell table:number-columns-repeated="3"/>
        </table:table-row>
        <table:table-row table:style-name="ro2" table:number-rows-repeated="12">
          <table:table-cell table:number-columns-repeated="5"/>
        </table:table-row>
        <table:table-row table:style-name="ro2">
          <table:table-cell/>
          <table:table-cell office:value-type="string" calcext:value-type="string">
            <text:p>Abfragedialog Wiederherstell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gmeldungen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fbau der Verbindung (Netzwerkschnittstelle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sen der Netzwerknachrich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Verhalten auf die Befehle von Controller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Befehl Prüfung nach Station „x“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Prüfen ob Palette mit ID vorhand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Prüfung nach leerem Schlitten in Statio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US Zustand Laden/wiederherstell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Log prüf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Neue Statio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Zeitverhalt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Wiederherstell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Stau-verhalt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IP und Port Einstellung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Basisarchitektur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ustandsdiagr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.00.0000</text:date>, <text:time style:data-style-name="N2" text:time-value="09:16:22.1815598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51:39.387105748</meta:creation-date>
    <dc:date>2018-04-19T09:31:10.952316166</dc:date>
    <meta:editing-duration>PT40M43S</meta:editing-duration>
    <meta:editing-cycles>3</meta:editing-cycles>
    <meta:generator>LibreOffice/5.1.6.2$Linux_X86_64 LibreOffice_project/10m0$Build-2</meta:generator>
    <meta:document-statistic meta:table-count="1" meta:cell-count="89" meta:object-count="0"/>
  </office:meta>
</office:document-meta>
</file>